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cdc" officeooo:paragraph-rsid="0011dcdc"/>
    </style:style>
    <style:style style:name="P2" style:family="paragraph" style:parent-style-name="Standard">
      <style:text-properties officeooo:paragraph-rsid="0011dcdc"/>
    </style:style>
    <style:style style:name="P3" style:family="paragraph" style:parent-style-name="Standard">
      <style:text-properties officeooo:rsid="00125af8" officeooo:paragraph-rsid="00125af8"/>
    </style:style>
    <style:style style:name="T1" style:family="text">
      <style:text-properties officeooo:rsid="0011dcd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xercise 1 - Orthology Search</text:span></text:p>
      <text:p text:style-name="P1">Select one of your prokaryotic genomes as the reference genome. For this prokaryotic</text:p>
      <text:p text:style-name="P1">reference genome, you will search for the best hit orthologs in the remaining prokaryotic</text:p>
      <text:p text:style-name="P1">genomes. Use BLAST for this purpose.</text:p>
      <text:p text:style-name="P1">1. For all of your prokaryotic genomes (including the reference genome), find multi FASTA</text:p>
      <text:p text:style-name="P1">files with proteins from one of the previous practicals.</text:p>
      <text:p text:style-name="P1">The multi FASTA file contains all protein sequences inferred from your genomes and will</text:p>
      <text:p text:style-name="P1">be called as the proteome file.</text:p>
      <text:p text:style-name="P1">2. Configure BLAST</text:p>
      <text:p text:style-name="P1">Copy the configuration file to be able to use the BLAST commands.</text:p>
      <text:p text:style-name="P1">cp /afs/pdc.kth.se/home/a/arnee/.ncbirc ~/</text:p>
      <text:p text:style-name="P1">3. Create a BLAST database for your proteomes.</text:p>
      <text:p text:style-name="P1">In the previous practicals, you used makeblastdb to create a database for blastn. Repeat</text:p>
      <text:p text:style-name="P1">the same procedure for all of your selected proteomes individually (amino acid type).</text:p>
      <text:p text:style-name="P1">4. Perform a blastp search against your reference proteome.</text:p>
      <text:p text:style-name="P1">blastp -outfmt 5 -query &lt;ref-proteome.fa&gt; -db &lt;query-proteome.fa&gt; -out &lt;output file&gt;</text:p>
      <text:p text:style-name="P1">(Added -m 5 parameter returns an XML output which is easy to parse in biopython)</text:p>
      <text:p text:style-name="P1"><text:tab/>4.1. Repeat this process for all of your query proteomes and create the output XML</text:p>
      <text:p text:style-name="P1"><text:tab/>files.</text:p>
      <text:p text:style-name="P1"/>
      <text:p text:style-name="P1"><text:tab/>Done; refer to checklist table.</text:p>
      <text:p text:style-name="P1"/>
      <text:p text:style-name="P3">5. Modify your script from Practical 3 to parse the XML output. The input will be like: &lt;xml output&gt; &lt;tag for reference genome&gt; &lt;tag for target genome&gt;</text:p>
      <text:p text:style-name="P3">5.1. Reference and target genome tag parameters are used to assign the genome name for the query and target sequences.</text:p>
      <text:p text:style-name="P3">&lt;tag for reference genome&gt; &lt;query protein id in reference genome&gt;</text:p>
      <text:p text:style-name="P3">&lt;tag for target genome&gt; &lt;best hit protein id in target genome&gt;</text:p>
      <text:p text:style-name="P3">5.2. The output for the script should be in one line with the following four columns:</text:p>
      <text:p text:style-name="P3">human proteinI chicken proteinXV</text:p>
      <text:p text:style-name="P3">human proteinI mouse proteinXX</text:p>
      <text:p text:style-name="P3">human proteinII chicken proteinI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0:50:49.907226990</meta:creation-date>
    <dc:date>2018-05-11T10:52:41.595353854</dc:date>
    <meta:editing-duration>PT1M5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285" meta:character-count="1766" meta:non-whitespace-character-count="1506"/>
  </office:meta>
</office:document-meta>
</file>